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 office:value-type="string">
            <text:p>Rookie Maid
“Ah... gh... ooh... ah, s-senpai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What is it? Pay attention to your duties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 office:value-type="string">
            <text:p>Rookie Maid
“I'm sorry... p-please let me visit the...
restroom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bsolutely not! As a servant of the royal
palace, you will show some patienc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 office:value-type="string">
            <text:p>Rookie Maid
“That's horrible! I-I'm... about t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 office:value-type="string">
            <text:p>Rookie Maid
“Oh, gosh, I... I really can't... ah, aah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 office:value-type="string">
            <text:p>Rookie Maid
“Nooo, I can't hold it!! I-I'll be right back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 office:value-type="string">
            <text:p>Experienced Maid
“Ah! Hold it right there!! (I ain't about to
let ya slip away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 office:value-type="string">
            <text:p>Experienced Maid
“(Rubbing your thighs together like that... ♪
You must be about ready to lose it! ♪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